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938in" fo:margin-left="-0.6833in" table:align="left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0.3125in"/>
    </style:style>
    <style:style style:name="Table1.C" style:family="table-column">
      <style:table-column-properties style:column-width="1.875in"/>
    </style:style>
    <style:style style:name="Table1.D" style:family="table-column">
      <style:table-column-properties style:column-width="2.5in"/>
    </style:style>
    <style:style style:name="Table1.E" style:family="table-column">
      <style:table-column-properties style:column-width="0.7479in"/>
    </style:style>
    <style:style style:name="Table1.F" style:family="table-column">
      <style:table-column-properties style:column-width="1.7438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2.1826in"/>
    </style:style>
    <style:style style:name="Table1.3" style:family="table-row">
      <style:table-row-properties style:min-row-height="1.9986in"/>
    </style:style>
    <style:style style:name="Table1.4" style:family="table-row">
      <style:table-row-properties style:min-row-height="1.9319in"/>
    </style:style>
    <style:style style:name="Table1.5" style:family="table-row">
      <style:table-row-properties style:min-row-height="2.1215in"/>
    </style:style>
    <style:style style:name="Table1.6" style:family="table-row">
      <style:table-row-properties style:min-row-height="1.5715in"/>
    </style:style>
    <style:style style:name="Table1.8" style:family="table-row">
      <style:table-row-properties style:min-row-height="1.4306in"/>
    </style:style>
    <style:style style:name="Table1.9" style:family="table-row">
      <style:table-row-properties style:min-row-height="1.5625in"/>
    </style:style>
    <style:style style:name="Table1.10" style:family="table-row">
      <style:table-row-properties style:min-row-height="1.1264in"/>
    </style:style>
    <style:style style:name="Table1.11" style:family="table-row">
      <style:table-row-properties style:min-row-height="1.25in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63990" officeooo:paragraph-rsid="00063990" style:font-weight-asian="bold" style:font-weight-complex="bold"/>
    </style:style>
    <style:style style:name="P2" style:family="paragraph" style:parent-style-name="Table_20_Contents">
      <style:text-properties fo:font-size="8pt" officeooo:rsid="000c7e97" officeooo:paragraph-rsid="000c7e97" style:font-size-asian="8pt" style:font-size-complex="8pt"/>
    </style:style>
    <style:style style:name="P3" style:family="paragraph" style:parent-style-name="Table_20_Contents">
      <style:text-properties fo:font-size="8pt" officeooo:rsid="0019a71d" officeooo:paragraph-rsid="0019a71d" style:font-size-asian="8pt" style:font-size-complex="8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paragraph-rsid="0007c2e9" style:font-size-asian="10pt" style:font-size-complex="10pt"/>
    </style:style>
    <style:style style:name="P6" style:family="paragraph" style:parent-style-name="Table_20_Contents">
      <style:text-properties fo:font-size="10pt" officeooo:rsid="0007c2e9" officeooo:paragraph-rsid="0007c2e9" style:font-size-asian="10pt" style:font-size-complex="10pt"/>
    </style:style>
    <style:style style:name="P7" style:family="paragraph" style:parent-style-name="Table_20_Contents">
      <style:text-properties fo:font-size="10pt" fo:font-weight="normal" officeooo:paragraph-rsid="0007c2e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paragraph-rsid="00063990"/>
    </style:style>
    <style:style style:name="P9" style:family="paragraph" style:parent-style-name="Table_20_Contents">
      <style:text-properties officeooo:rsid="00178344" officeooo:paragraph-rsid="00178344"/>
    </style:style>
    <style:style style:name="P10" style:family="paragraph" style:parent-style-name="Table_20_Contents">
      <style:text-properties officeooo:rsid="00178344" officeooo:paragraph-rsid="00180be0"/>
    </style:style>
    <style:style style:name="P11" style:family="paragraph" style:parent-style-name="Table_20_Contents">
      <style:text-properties officeooo:rsid="00180be0" officeooo:paragraph-rsid="00180be0"/>
    </style:style>
    <style:style style:name="P12" style:family="paragraph" style:parent-style-name="Table_20_Contents">
      <style:text-properties officeooo:rsid="0019a71d" officeooo:paragraph-rsid="0019a71d"/>
    </style:style>
    <style:style style:name="P13" style:family="paragraph" style:parent-style-name="Table_20_Contents">
      <style:text-properties officeooo:rsid="0027ddc9" officeooo:paragraph-rsid="0027ddc9"/>
    </style:style>
    <style:style style:name="P14" style:family="paragraph" style:parent-style-name="Table_20_Contents">
      <style:text-properties officeooo:rsid="002836eb" officeooo:paragraph-rsid="002836eb"/>
    </style:style>
    <style:style style:name="T1" style:family="text">
      <style:text-properties officeooo:rsid="000a873f"/>
    </style:style>
    <style:style style:name="T2" style:family="text">
      <style:text-properties fo:font-weight="bold" officeooo:rsid="00063990" style:font-weight-asian="bold" style:font-weight-complex="bold"/>
    </style:style>
    <style:style style:name="T3" style:family="text">
      <style:text-properties fo:font-weight="bold" officeooo:rsid="00137fff" style:font-weight-asian="bold" style:font-weight-complex="bold"/>
    </style:style>
    <style:style style:name="T4" style:family="text">
      <style:text-properties fo:font-weight="bold" officeooo:rsid="0014eb08" style:font-weight-asian="bold" style:font-weight-complex="bold"/>
    </style:style>
    <style:style style:name="T5" style:family="text">
      <style:text-properties fo:font-weight="bold" officeooo:rsid="00274ae6" style:font-weight-asian="bold" style:font-weight-complex="bold"/>
    </style:style>
    <style:style style:name="T6" style:family="text">
      <style:text-properties officeooo:rsid="00163547"/>
    </style:style>
    <style:style style:name="T7" style:family="text">
      <style:text-properties officeooo:rsid="00166f78"/>
    </style:style>
    <style:style style:name="T8" style:family="text">
      <style:text-properties officeooo:rsid="00180be0"/>
    </style:style>
    <style:style style:name="T9" style:family="text">
      <style:text-properties officeooo:rsid="002236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691777645872">
          <table:table-cell table:style-name="Table1.A1" office:value-type="string">
            <text:p text:style-name="P8"><text:span text:style-name="T2">Paper </text:span><text:span text:style-name="T3">Name/</text:span><text:span text:style-name="T4">Link</text:span></text:p>
          </table:table-cell>
          <table:table-cell table:style-name="Table1.A1" office:value-type="string">
            <text:p text:style-name="P1">Data-set</text:p>
          </table:table-cell>
          <table:table-cell table:style-name="Table1.A1" office:value-type="string">
            <text:p text:style-name="P1">Pre-processing</text:p>
          </table:table-cell>
          <table:table-cell table:style-name="Table1.A1" office:value-type="string">
            <text:p text:style-name="P1">Algorithm/Models</text:p>
          </table:table-cell>
          <table:table-cell table:style-name="Table1.A1" office:value-type="string">
            <text:p text:style-name="P1">Target</text:p>
          </table:table-cell>
          <table:table-cell table:style-name="Table1.A1" office:value-type="string">
            <text:p text:style-name="P1">Result</text:p>
          </table:table-cell>
        </table:table-row>
        <table:table-row table:style-name="Table1.2">
          <table:table-cell table:style-name="Table1.A1" office:value-type="string">
            <text:p text:style-name="P4">SentNoB: A Data-set for Analyzing Sentiment on Noisy Bangla Text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6">1. </text:span>linguistic features</text:p>
            <text:p text:style-name="P5"><text:span text:style-name="T6">2. </text:span>recurrent neural networks</text:p>
            <text:p text:style-name="P5"><text:span text:style-name="T6">3. </text:span>per-trained language model</text:p>
            <text:p text:style-name="P5"/>
            <text:p text:style-name="P5"><text:span text:style-name="T6">4. </text:span>TF-IDF vectorize</text:p>
            <text:p text:style-name="P7"><text:span text:style-name="T6">5. </text:span><text:span text:style-name="T7">P</text:span>er-trained Bang-la word embedding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PyTorch,<text:span text:style-name="T1">Transformers,sci kit-learn. Evaluate model with micro averaged F!</text:span></text:p>
          </table:table-cell>
          <table:table-cell table:style-name="Table1.A1" office:value-type="string">
            <text:p text:style-name="P6">1. linear SVM models with traditional hand engineered linguistic features</text:p>
            <text:p text:style-name="P6"/>
            <text:p text:style-name="P6">2. recurrent neural</text:p>
            <text:p text:style-name="P6">network models and per-trained transformer based</text:p>
            <text:p text:style-name="P6">language models</text:p>
            <text:p text:style-name="P6"/>
            <text:p text:style-name="P6">3. bidirectional <text:span text:style-name="T1">LSTM</text:span></text:p>
            <text:p text:style-name="P6">4. per-trained language models</text:p>
            <text:p text:style-name="P6">like BERT <text:span text:style-name="T1">and mBERT</text:span></text:p>
            <text:p text:style-name="P6">5. </text:p>
            <text:p text:style-name="P6">6.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Method precession recall F1</text:p>
            <text:p text:style-name="P2">Bi-lstm_attn(fastText) 52.24 63.09 57.15</text:p>
            <text:p text:style-name="P2">Bi-lstm_attn(random) 56.16 64.97 52.25</text:p>
            <text:p text:style-name="P2">mBERT <text:s text:c="6"/>49.58 56.43 52.79</text:p>
            <text:p text:style-name="P2">Unigram (U) 56.89 71.06 63.19</text:p>
            <text:p text:style-name="P2">Bigram (B) 54.32 66.20 59.68</text:p>
            <text:p text:style-name="P2">Trigram (T) 51.57 60.21 55.56</text:p>
          </table:table-cell>
        </table:table-row>
        <table:table-row table:style-name="Table1.3">
          <table:table-cell table:style-name="Table1.A1" office:value-type="string">
            <text:p text:style-name="Table_20_Contents"><text:s/>Sentiment Analysis from Bengali Depression</text:p>
            <text:p text:style-name="Table_20_Contents">Data-set using Machine Learning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Date processing</text:p>
            <text:p text:style-name="P11">A. Adding contraction</text:p>
            <text:p text:style-name="P11">B. remove punctuation</text:p>
            <text:p text:style-name="P11">C. stop words</text:p>
            <text:p text:style-name="P9"/>
            <text:p text:style-name="P9">1. tokenized the data</text:p>
            <text:p text:style-name="P9">by using Countvectorizer.</text:p>
            <text:p text:style-name="P9">2. <text:span text:style-name="T8">Stemming</text:span></text:p>
            <text:p text:style-name="P9">3. <text:span text:style-name="T8">parsing</text:span></text:p>
            <text:p text:style-name="P9">4. <text:span text:style-name="T8">parts-of-speech tagging</text:span></text:p>
            <text:p text:style-name="P9">5. </text:p>
            <text:p text:style-name="P9">6. </text:p>
            <text:p text:style-name="P9">7. </text:p>
            <text:p text:style-name="P9">8. </text:p>
            <text:p text:style-name="P9"/>
          </table:table-cell>
          <table:table-cell table:style-name="Table1.A1" office:value-type="string">
            <text:p text:style-name="P9">1. <text:s/>Multinomial Naive Bayes</text:p>
            <text:p text:style-name="P9">2. <text:s/><text:span text:style-name="T8">SVM and maximum entropy </text:span></text:p>
            <text:p text:style-name="P9">3. <text:s/>K-Nearest Neighbors</text:p>
            <text:p text:style-name="P10">4. <text:s/>Random Forest</text:p>
            <text:p text:style-name="P10">5. <text:s/>Decision Tree</text:p>
            <text:p text:style-name="P10">6. <text:s/>XG Boost</text:p>
            <text:p text:style-name="P9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Model precision recall F1 Support</text:p>
            <text:p text:style-name="P3">multi NB 0.88 0.88 0.88</text:p>
            <text:p text:style-name="P3">random forest 0.64 0.88 0.74</text:p>
            <text:p text:style-name="P3">decision tree 0.29 0.25 0.27</text:p>
            <text:p text:style-name="P3">SVM 0.67 1.00 0.80</text:p>
            <text:p text:style-name="P3">KNN 0.58 0.88 0.70</text:p>
            <text:p text:style-name="P3">XG boost 0.57 .50 .53</text:p>
          </table:table-cell>
        </table:table-row>
        <table:table-row table:style-name="Table1.4">
          <table:table-cell table:style-name="Table1.A1" office:value-type="string">
            <text:p text:style-name="P12">Sentiment Detection from Bangla Text using</text:p>
            <text:p text:style-name="P12">Contextual Valency Analysis<text:span text:style-name="T9">(https://www.researchgate.net/publication/282318199)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>1. WordNet</text:p>
            <text:p text:style-name="P14">2.SentiWordN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1.5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9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1.1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91777897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917778987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917779000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91777901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917779026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1:06:58.909193526</meta:creation-date>
    <dc:date>2022-01-13T01:59:08.707116228</dc:date>
    <meta:editing-duration>PT5H51M47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3" meta:paragraph-count="61" meta:word-count="213" meta:character-count="1476" meta:non-whitespace-character-count="1304"/>
  </office:meta>
</office:document-meta>
</file>